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fo:font-weight="normal" officeooo:rsid="008f03f7" officeooo:paragraph-rsid="008f03f7" style:font-size-asian="13.1000003814697pt" style:font-weight-asian="normal" style:font-size-complex="15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fo:font-weight="normal" officeooo:rsid="00916509" officeooo:paragraph-rsid="00916509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weight="normal" officeooo:rsid="00928b0f" officeooo:paragraph-rsid="00928b0f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fo:font-weight="normal" officeooo:rsid="00928b0f" officeooo:paragraph-rsid="00944524" style:font-size-asian="13.1000003814697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f869" style:font-weight-asian="bold" style:font-weight-complex="bold"/>
    </style:style>
    <style:style style:name="T3" style:family="text">
      <style:text-properties officeooo:rsid="00894c1b"/>
    </style:style>
    <style:style style:name="T4" style:family="text">
      <style:text-properties officeooo:rsid="008ff869"/>
    </style:style>
    <style:style style:name="T5" style:family="text">
      <style:text-properties officeooo:rsid="00928b0f"/>
    </style:style>
    <style:style style:name="T6" style:family="text">
      <style:text-properties officeooo:rsid="009445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Regular Expressions</text:span> Learning</text:p>
      <text:p text:style-name="P1"/>
      <text:list xml:id="list150440135" text:style-name="L1">
        <text:list-item>
          <text:p text:style-name="P2">putting an <text:span text:style-name="T1">r</text:span> in starting <text:span text:style-name="T4">to treat the string </text:span><text:span text:style-name="T2">raw</text:span><text:span text:style-name="T4">. Example</text:span></text:p>
          <text:list>
            <text:list-item>
              <text:p text:style-name="P3"><text:span text:style-name="T5">Use </text:span>print(r’\tABC’) instead of print(‘\tABC’)</text:p>
            </text:list-item>
          </text:list>
        </text:list-item>
        <text:list-item>
          <text:p text:style-name="P4">\d for all digits between 0-9</text:p>
        </text:list-item>
        <text:list-item>
          <text:p text:style-name="P4">\D for all non-digits</text:p>
        </text:list-item>
        <text:list-item>
          <text:p text:style-name="P4">[] brackets allows us that we are looking for characters in a given group</text:p>
        </text:list-item>
        <text:list-item>
          <text:p text:style-name="P5">+ tells us that we want combinations of one or more of these characters</text:p>
        </text:list-item>
        <text:list-item>
          <text:p text:style-name="P5"><text:span text:style-name="T6">\. finds the dot</text:span></text:p>
        </text:list-item>
        <text:list-item>
          <text:p text:style-name="P5">“<text:span text:style-name="T6">[a-zA-Z0-9]+@[a-zA-Z]+\.(com|edu|net)</text:span>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3T16:40:29.882890896</dc:date>
    <meta:editing-duration>PT7H52M46S</meta:editing-duration>
    <meta:editing-cycles>110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70" meta:character-count="387" meta:non-whitespace-character-count="334"/>
  </office:meta>
</office:document-meta>
</file>